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17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UDGET SURPLUS (+) OR DEFICIT (-)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-0.6% of GDP (2013 est.)</text:p>
          </table:table-cell>
          <table:table-cell table:formula="of:=MID([.B2]; 1; FIND(&quot;%&quot;; [.B2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-6.3% of GDP (2014 est.)</text:p>
          </table:table-cell>
          <table:table-cell table:formula="of:=MID([.B3]; 1; FIND(&quot;%&quot;; [.B3])-1)" office:value-type="string" office:string-value="-6.3" calcext:value-type="string">
            <text:p>-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-4.2% of GDP (2014 est.)</text:p>
          </table:table-cell>
          <table:table-cell table:formula="of:=MID([.B4]; 1; FIND(&quot;%&quot;; [.B4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q.html" xlink:type="simple">American Samoa</text:a></text:p>
          </table:table-cell>
          <table:table-cell office:value-type="string" calcext:value-type="string">
            <text:p>-0.3% of GDP (2013 est.)</text:p>
          </table:table-cell>
          <table:table-cell table:formula="of:=MID([.B5]; 1; FIND(&quot;%&quot;; [.B5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-0.3% of GDP (2012)</text:p>
          </table:table-cell>
          <table:table-cell table:formula="of:=MID([.B6]; 1; FIND(&quot;%&quot;; [.B6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-4.7% of GDP (2014 est.)</text:p>
          </table:table-cell>
          <table:table-cell table:formula="of:=MID([.B7]; 1; FIND(&quot;%&quot;; [.B7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-0.5% of GDP (2014 est.)</text:p>
          </table:table-cell>
          <table:table-cell table:formula="of:=MID([.B8]; 1; FIND(&quot;%&quot;; [.B8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2.7% of GDP (2014 est.)</text:p>
          </table:table-cell>
          <table:table-cell table:formula="of:=MID([.B9]; 1; FIND(&quot;%&quot;; [.B9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-2.5% of GDP (2014 est.)</text:p>
          </table:table-cell>
          <table:table-cell table:formula="of:=MID([.B10]; 1; FIND(&quot;%&quot;; [.B10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-1.7% of GDP (2014 est.)</text:p>
          </table:table-cell>
          <table:table-cell table:formula="of:=MID([.B11]; 1; FIND(&quot;%&quot;; [.B11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-7.4% of GDP (2014 est.)</text:p>
          </table:table-cell>
          <table:table-cell table:formula="of:=MID([.B12]; 1; FIND(&quot;%&quot;; [.B12])-1)" office:value-type="string" office:string-value="-7.4" calcext:value-type="string">
            <text:p>-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-1.9% of GDP (2014 est.)</text:p>
          </table:table-cell>
          <table:table-cell table:formula="of:=MID([.B13]; 1; FIND(&quot;%&quot;; [.B13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-2.4% of GDP (2014 est.)</text:p>
          </table:table-cell>
          <table:table-cell table:formula="of:=MID([.B14]; 1; FIND(&quot;%&quot;; [.B14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-1.3% of GDP (2014 est.)</text:p>
          </table:table-cell>
          <table:table-cell table:formula="of:=MID([.B15]; 1; FIND(&quot;%&quot;; [.B15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-4.6% of GDP (2014 est.)</text:p>
          </table:table-cell>
          <table:table-cell table:formula="of:=MID([.B16]; 1; FIND(&quot;%&quot;; [.B16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-3.2% of GDP (2013 est.)</text:p>
          </table:table-cell>
          <table:table-cell table:formula="of:=MID([.B17]; 1; FIND(&quot;%&quot;; [.B17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-3.3% of GDP (2014 est.)</text:p>
          </table:table-cell>
          <table:table-cell table:formula="of:=MID([.B18]; 1; FIND(&quot;%&quot;; [.B18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-9.4% of GDP (2014 est.)</text:p>
          </table:table-cell>
          <table:table-cell table:formula="of:=MID([.B19]; 1; FIND(&quot;%&quot;; [.B19])-1)" office:value-type="string" office:string-value="-9.4" calcext:value-type="string">
            <text:p>-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-0.2% of GDP (2014 est.)</text:p>
          </table:table-cell>
          <table:table-cell table:formula="of:=MID([.B20]; 1; FIND(&quot;%&quot;; [.B20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-2.5% of GDP (2014 est.)</text:p>
          </table:table-cell>
          <table:table-cell table:formula="of:=MID([.B21]; 1; FIND(&quot;%&quot;; [.B21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-3% of GDP (2014 est.)</text:p>
          </table:table-cell>
          <table:table-cell table:formula="of:=MID([.B22]; 1; FIND(&quot;%&quot;; [.B22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-2% of GDP (2014 est.)</text:p>
          </table:table-cell>
          <table:table-cell table:formula="of:=MID([.B23]; 1; FIND(&quot;%&quot;; [.B23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d.html" xlink:type="simple">Bermuda</text:a></text:p>
          </table:table-cell>
          <table:table-cell office:value-type="string" calcext:value-type="string">
            <text:p>-5.1% of GDP (FY14/15 est.)</text:p>
          </table:table-cell>
          <table:table-cell table:formula="of:=MID([.B24]; 1; FIND(&quot;%&quot;; [.B24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-9.9% of GDP (2014 est.)</text:p>
          </table:table-cell>
          <table:table-cell table:formula="of:=MID([.B25]; 1; FIND(&quot;%&quot;; [.B25])-1)" office:value-type="string" office:string-value="-9.9" calcext:value-type="string">
            <text:p>-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-0.5% of GDP (2014 est.)</text:p>
          </table:table-cell>
          <table:table-cell table:formula="of:=MID([.B26]; 1; FIND(&quot;%&quot;; [.B26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-3.5% of GDP (2014 est.)</text:p>
          </table:table-cell>
          <table:table-cell table:formula="of:=MID([.B27]; 1; FIND(&quot;%&quot;; [.B27])-1)" office:value-type="string" office:string-value="-3.5" calcext:value-type="string">
            <text:p>-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1.7% of GDP (2014 est.)</text:p>
          </table:table-cell>
          <table:table-cell table:formula="of:=MID([.B28]; 1; FIND(&quot;%&quot;; [.B28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1.2% of GDP (2014 est.)</text:p>
          </table:table-cell>
          <table:table-cell table:formula="of:=MID([.B29]; 1; FIND(&quot;%&quot;; [.B2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i.html" xlink:type="simple">British Virgin Islands</text:a></text:p>
          </table:table-cell>
          <table:table-cell office:value-type="string" calcext:value-type="string">
            <text:p>0% of GDP (2014 est.)</text:p>
          </table:table-cell>
          <table:table-cell table:formula="of:=MID([.B30]; 1; FIND(&quot;%&quot;; [.B3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14.3% of GDP (2014 est.)</text:p>
          </table:table-cell>
          <table:table-cell table:formula="of:=MID([.B31]; 1; FIND(&quot;%&quot;; [.B31])-1)" office:value-type="string" office:string-value="14.3" calcext:value-type="string">
            <text:p>1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-3% of GDP (2014 est.)</text:p>
          </table:table-cell>
          <table:table-cell table:formula="of:=MID([.B32]; 1; FIND(&quot;%&quot;; [.B32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-3.7% of GDP (2014 est.)</text:p>
          </table:table-cell>
          <table:table-cell table:formula="of:=MID([.B33]; 1; FIND(&quot;%&quot;; [.B33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-2.9% of GDP (2014 est.)</text:p>
          </table:table-cell>
          <table:table-cell table:formula="of:=MID([.B34]; 1; FIND(&quot;%&quot;; [.B34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-2.8% of GDP (2014 est.)</text:p>
          </table:table-cell>
          <table:table-cell table:formula="of:=MID([.B35]; 1; FIND(&quot;%&quot;; [.B35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-7.1% of GDP (2014 est.)</text:p>
          </table:table-cell>
          <table:table-cell table:formula="of:=MID([.B36]; 1; FIND(&quot;%&quot;; [.B36])-1)" office:value-type="string" office:string-value="-7.1" calcext:value-type="string">
            <text:p>-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-4.2% of GDP (2014 est.)</text:p>
          </table:table-cell>
          <table:table-cell table:formula="of:=MID([.B37]; 1; FIND(&quot;%&quot;; [.B37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-4.4% of GDP (2014 est.)</text:p>
          </table:table-cell>
          <table:table-cell table:formula="of:=MID([.B38]; 1; FIND(&quot;%&quot;; [.B38])-1)" office:value-type="string" office:string-value="-4.4" calcext:value-type="string">
            <text:p>-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-2.3% of GDP (2014 est.)</text:p>
          </table:table-cell>
          <table:table-cell table:formula="of:=MID([.B39]; 1; FIND(&quot;%&quot;; [.B39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j.html" xlink:type="simple">Cayman Islands</text:a></text:p>
          </table:table-cell>
          <table:table-cell office:value-type="string" calcext:value-type="string">
            <text:p>1.1% of GDP (2014 est.)</text:p>
          </table:table-cell>
          <table:table-cell table:formula="of:=MID([.B40]; 1; FIND(&quot;%&quot;; [.B40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-2.8% of GDP (2014 est.)</text:p>
          </table:table-cell>
          <table:table-cell table:formula="of:=MID([.B41]; 1; FIND(&quot;%&quot;; [.B41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-5.2% of GDP (2014 est.)</text:p>
          </table:table-cell>
          <table:table-cell table:formula="of:=MID([.B42]; 1; FIND(&quot;%&quot;; [.B42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-2.1% of GDP (2014 est.)</text:p>
          </table:table-cell>
          <table:table-cell table:formula="of:=MID([.B43]; 1; FIND(&quot;%&quot;; [.B43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-1.8% of GDP (2014 est.)</text:p>
          </table:table-cell>
          <table:table-cell table:formula="of:=MID([.B44]; 1; FIND(&quot;%&quot;; [.B44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-1.5% of GDP (2014 est.)</text:p>
          </table:table-cell>
          <table:table-cell table:formula="of:=MID([.B45]; 1; FIND(&quot;%&quot;; [.B45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-1.1% of GDP (2014 est.)</text:p>
          </table:table-cell>
          <table:table-cell table:formula="of:=MID([.B46]; 1; FIND(&quot;%&quot;; [.B46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-0.3% of GDP (2014 est.)</text:p>
          </table:table-cell>
          <table:table-cell table:formula="of:=MID([.B47]; 1; FIND(&quot;%&quot;; [.B47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3.7% of GDP (2014 est.)</text:p>
          </table:table-cell>
          <table:table-cell table:formula="of:=MID([.B48]; 1; FIND(&quot;%&quot;; [.B48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w.html" xlink:type="simple">Cook Islands</text:a></text:p>
          </table:table-cell>
          <table:table-cell office:value-type="string" calcext:value-type="string">
            <text:p>1% of GDP (FY05/06 est.)</text:p>
          </table:table-cell>
          <table:table-cell table:formula="of:=MID([.B49]; 1; FIND(&quot;%&quot;; [.B4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-5.5% of GDP (2014 est.)</text:p>
          </table:table-cell>
          <table:table-cell table:formula="of:=MID([.B50]; 1; FIND(&quot;%&quot;; [.B50])-1)" office:value-type="string" office:string-value="-5.5" calcext:value-type="string">
            <text:p>-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-2.8% of GDP (2014 est.)</text:p>
          </table:table-cell>
          <table:table-cell table:formula="of:=MID([.B51]; 1; FIND(&quot;%&quot;; [.B51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-4.3% of GDP (2014 est.)</text:p>
          </table:table-cell>
          <table:table-cell table:formula="of:=MID([.B52]; 1; FIND(&quot;%&quot;; [.B52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-0.1% of GDP (2013 est.)</text:p>
          </table:table-cell>
          <table:table-cell table:formula="of:=MID([.B53]; 1; FIND(&quot;%&quot;; [.B53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c.html" xlink:type="simple">Curacao</text:a></text:p>
          </table:table-cell>
          <table:table-cell office:value-type="string" calcext:value-type="string">
            <text:p>-0.4% of GDP (2012 est.)</text:p>
          </table:table-cell>
          <table:table-cell table:formula="of:=MID([.B54]; 1; FIND(&quot;%&quot;; [.B54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-5% of GDP (2014 est.)</text:p>
          </table:table-cell>
          <table:table-cell table:formula="of:=MID([.B55]; 1; FIND(&quot;%&quot;; [.B55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-1.7% of GDP (2014 est.)</text:p>
          </table:table-cell>
          <table:table-cell table:formula="of:=MID([.B56]; 1; FIND(&quot;%&quot;; [.B56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-1.4% of GDP (2014 est.)</text:p>
          </table:table-cell>
          <table:table-cell table:formula="of:=MID([.B57]; 1; FIND(&quot;%&quot;; [.B57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-5.3% of GDP (2014 est.)</text:p>
          </table:table-cell>
          <table:table-cell table:formula="of:=MID([.B58]; 1; FIND(&quot;%&quot;; [.B58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-7.2% of GDP (2013 est.)</text:p>
          </table:table-cell>
          <table:table-cell table:formula="of:=MID([.B59]; 1; FIND(&quot;%&quot;; [.B59])-1)" office:value-type="string" office:string-value="-7.2" calcext:value-type="string">
            <text:p>-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-2.6% of GDP (2014 est.)</text:p>
          </table:table-cell>
          <table:table-cell table:formula="of:=MID([.B60]; 1; FIND(&quot;%&quot;; [.B60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-5.2% of GDP (2014 est.)</text:p>
          </table:table-cell>
          <table:table-cell table:formula="of:=MID([.B61]; 1; FIND(&quot;%&quot;; [.B61])-1)" office:value-type="string" office:string-value="-5.2" calcext:value-type="string">
            <text:p>-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-11.8% of GDP (2014 est.)</text:p>
          </table:table-cell>
          <table:table-cell table:formula="of:=MID([.B62]; 1; FIND(&quot;%&quot;; [.B62])-1)" office:value-type="string" office:string-value="-11.8" calcext:value-type="string">
            <text:p>-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-3.5% of GDP (2014 est.)</text:p>
          </table:table-cell>
          <table:table-cell table:formula="of:=MID([.B63]; 1; FIND(&quot;%&quot;; [.B63])-1)" office:value-type="string" office:string-value="-3.5" calcext:value-type="string">
            <text:p>-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-6.9% of GDP (2014 est.)</text:p>
          </table:table-cell>
          <table:table-cell table:formula="of:=MID([.B64]; 1; FIND(&quot;%&quot;; [.B64])-1)" office:value-type="string" office:string-value="-6.9" calcext:value-type="string">
            <text:p>-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-12.8% of GDP (2014 est.)</text:p>
          </table:table-cell>
          <table:table-cell table:formula="of:=MID([.B65]; 1; FIND(&quot;%&quot;; [.B65])-1)" office:value-type="string" office:string-value="-12.8" calcext:value-type="string">
            <text:p>-1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-0.2% of GDP (2014 est.)</text:p>
          </table:table-cell>
          <table:table-cell table:formula="of:=MID([.B66]; 1; FIND(&quot;%&quot;; [.B66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-2.9% of GDP (2014 est.)</text:p>
          </table:table-cell>
          <table:table-cell table:formula="of:=MID([.B67]; 1; FIND(&quot;%&quot;; [.B67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k.html" xlink:type="simple">Falkland Islands (Islas Malvinas)</text:a></text:p>
          </table:table-cell>
          <table:table-cell office:value-type="string" calcext:value-type="string">
            <text:p>-5% of GDP (FY09/10)</text:p>
          </table:table-cell>
          <table:table-cell table:formula="of:=MID([.B68]; 1; FIND(&quot;%&quot;; [.B68])-1)" office:value-type="string" office:string-value="-5" calcext:value-type="string">
            <text:p>-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o.html" xlink:type="simple">Faroe Islands</text:a></text:p>
          </table:table-cell>
          <table:table-cell office:value-type="string" calcext:value-type="string">
            <text:p>-11.9% of GDP (2010 est.)</text:p>
          </table:table-cell>
          <table:table-cell table:formula="of:=MID([.B69]; 1; FIND(&quot;%&quot;; [.B69])-1)" office:value-type="string" office:string-value="-11.9" calcext:value-type="string">
            <text:p>-1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-1.9% of GDP (2014 est.)</text:p>
          </table:table-cell>
          <table:table-cell table:formula="of:=MID([.B70]; 1; FIND(&quot;%&quot;; [.B70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-3.5% of GDP (2014 est.)</text:p>
          </table:table-cell>
          <table:table-cell table:formula="of:=MID([.B71]; 1; FIND(&quot;%&quot;; [.B71])-1)" office:value-type="string" office:string-value="-3.5" calcext:value-type="string">
            <text:p>-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-4.3% of GDP (2014 est.)</text:p>
          </table:table-cell>
          <table:table-cell table:formula="of:=MID([.B72]; 1; FIND(&quot;%&quot;; [.B72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p.html" xlink:type="simple">French Polynesia</text:a></text:p>
          </table:table-cell>
          <table:table-cell office:value-type="string" calcext:value-type="string">
            <text:p>0.8% of GDP (2012)</text:p>
          </table:table-cell>
          <table:table-cell table:formula="of:=MID([.B73]; 1; FIND(&quot;%&quot;; [.B73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-1% of GDP (2014 est.)</text:p>
          </table:table-cell>
          <table:table-cell table:formula="of:=MID([.B74]; 1; FIND(&quot;%&quot;; [.B74])-1)" office:value-type="string" office:string-value="-1" calcext:value-type="string">
            <text:p>-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-7.1% of GDP (2014 est.)</text:p>
          </table:table-cell>
          <table:table-cell table:formula="of:=MID([.B75]; 1; FIND(&quot;%&quot;; [.B75])-1)" office:value-type="string" office:string-value="-7.1" calcext:value-type="string">
            <text:p>-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-2.8% of GDP (2014 est.)</text:p>
          </table:table-cell>
          <table:table-cell table:formula="of:=MID([.B76]; 1; FIND(&quot;%&quot;; [.B76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0.4% of GDP (2014 est.)</text:p>
          </table:table-cell>
          <table:table-cell table:formula="of:=MID([.B77]; 1; FIND(&quot;%&quot;; [.B77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-9.6% of GDP (2014 est.)</text:p>
          </table:table-cell>
          <table:table-cell table:formula="of:=MID([.B78]; 1; FIND(&quot;%&quot;; [.B78])-1)" office:value-type="string" office:string-value="-9.6" calcext:value-type="string">
            <text:p>-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i.html" xlink:type="simple">Gibraltar</text:a></text:p>
          </table:table-cell>
          <table:table-cell office:value-type="string" calcext:value-type="string">
            <text:p>1.3% of GDP (2008 est.)</text:p>
          </table:table-cell>
          <table:table-cell table:formula="of:=MID([.B79]; 1; FIND(&quot;%&quot;; [.B79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-3.4% of GDP (2014 est.)</text:p>
          </table:table-cell>
          <table:table-cell table:formula="of:=MID([.B80]; 1; FIND(&quot;%&quot;; [.B80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l.html" xlink:type="simple">Greenland</text:a></text:p>
          </table:table-cell>
          <table:table-cell office:value-type="string" calcext:value-type="string">
            <text:p>1.9% of GDP (2010)</text:p>
          </table:table-cell>
          <table:table-cell table:formula="of:=MID([.B81]; 1; FIND(&quot;%&quot;; [.B81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-4.1% of GDP (2012 est.)</text:p>
          </table:table-cell>
          <table:table-cell table:formula="of:=MID([.B82]; 1; FIND(&quot;%&quot;; [.B82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q.html" xlink:type="simple">Guam</text:a></text:p>
          </table:table-cell>
          <table:table-cell office:value-type="string" calcext:value-type="string">
            <text:p>-0.9% of GDP (2013 est.)</text:p>
          </table:table-cell>
          <table:table-cell table:formula="of:=MID([.B83]; 1; FIND(&quot;%&quot;; [.B83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-2.3% of GDP (2014 est.)</text:p>
          </table:table-cell>
          <table:table-cell table:formula="of:=MID([.B84]; 1; FIND(&quot;%&quot;; [.B84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k.html" xlink:type="simple">Guernsey</text:a></text:p>
          </table:table-cell>
          <table:table-cell office:value-type="string" calcext:value-type="string">
            <text:p>1.2% of GDP (2005)</text:p>
          </table:table-cell>
          <table:table-cell table:formula="of:=MID([.B85]; 1; FIND(&quot;%&quot;; [.B85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-3.4% of GDP (2014 est.)</text:p>
          </table:table-cell>
          <table:table-cell table:formula="of:=MID([.B86]; 1; FIND(&quot;%&quot;; [.B86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-4.3% of GDP (2014 est.)</text:p>
          </table:table-cell>
          <table:table-cell table:formula="of:=MID([.B87]; 1; FIND(&quot;%&quot;; [.B87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-4.5% of GDP (2014 est.)</text:p>
          </table:table-cell>
          <table:table-cell table:formula="of:=MID([.B88]; 1; FIND(&quot;%&quot;; [.B88])-1)" office:value-type="string" office:string-value="-4.5" calcext:value-type="string">
            <text:p>-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-6.6% of GDP (2014 est.)</text:p>
          </table:table-cell>
          <table:table-cell table:formula="of:=MID([.B89]; 1; FIND(&quot;%&quot;; [.B89])-1)" office:value-type="string" office:string-value="-6.6" calcext:value-type="string">
            <text:p>-6.6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vt.html" xlink:type="simple">Holy See (Vatican City)</text:a></text:p>
          </table:table-cell>
          <table:table-cell office:value-type="string" calcext:value-type="string">
            <text:p>NA%</text:p>
          </table:table-cell>
          <table:table-cell table:formula="of:=MID([.B90]; 1; FIND(&quot;%&quot;; [.B90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-5.1% of GDP (2014 est.)</text:p>
          </table:table-cell>
          <table:table-cell table:formula="of:=MID([.B91]; 1; FIND(&quot;%&quot;; [.B91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0.7% of GDP (2014 est.)</text:p>
          </table:table-cell>
          <table:table-cell table:formula="of:=MID([.B92]; 1; FIND(&quot;%&quot;; [.B92])-1)" office:value-type="string" office:string-value="0.7" calcext:value-type="string">
            <text:p>0.7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-3% of GDP</text:p>
            <text:p>note: Hungary has been under the EU Excessive Deficit Procedure since it joined the EU in 2004; in March 2012 the EU elevated its Excessive Deficit Procedure against Hungary and proposed freezing 30% of the country's Cohesion Funds because 2011 deficit reductions were not achieved in a sustainable manner; in June 2012, the EU lifted the freeze, recognizing that steps had been taken to reduce the deficit; the latest EC forecasts project the Hungarian deficit to increase above 3% both in 2013 and in 2014 due to sluggish growth and the government's fiscal tightening (2014 est.)</text:p>
          </table:table-cell>
          <table:table-cell table:formula="of:=MID([.B93]; 1; FIND(&quot;%&quot;; [.B93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0.1% of GDP (2014 est.)</text:p>
          </table:table-cell>
          <table:table-cell table:formula="of:=MID([.B94]; 1; FIND(&quot;%&quot;; [.B94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-5% of GDP (2014 est.)</text:p>
          </table:table-cell>
          <table:table-cell table:formula="of:=MID([.B95]; 1; FIND(&quot;%&quot;; [.B95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-2.4% of GDP (2014 est.)</text:p>
          </table:table-cell>
          <table:table-cell table:formula="of:=MID([.B96]; 1; FIND(&quot;%&quot;; [.B96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-0.7% of GDP (2014 est.)</text:p>
          </table:table-cell>
          <table:table-cell table:formula="of:=MID([.B97]; 1; FIND(&quot;%&quot;; [.B97])-1)" office:value-type="string" office:string-value="-0.7" calcext:value-type="string">
            <text:p>-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2.9% of GDP (2014 est.)</text:p>
          </table:table-cell>
          <table:table-cell table:formula="of:=MID([.B98]; 1; FIND(&quot;%&quot;; [.B98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-4.6% of GDP (2014 est.)</text:p>
          </table:table-cell>
          <table:table-cell table:formula="of:=MID([.B99]; 1; FIND(&quot;%&quot;; [.B99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m.html" xlink:type="simple">Isle of Man</text:a></text:p>
          </table:table-cell>
          <table:table-cell office:value-type="string" calcext:value-type="string">
            <text:p>0.5% of GDP (FY05/06 est.)</text:p>
          </table:table-cell>
          <table:table-cell table:formula="of:=MID([.B100]; 1; FIND(&quot;%&quot;; [.B100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-2.7% of GDP (2014 est.)</text:p>
          </table:table-cell>
          <table:table-cell table:formula="of:=MID([.B101]; 1; FIND(&quot;%&quot;; [.B101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-3% of GDP (2014 est.)</text:p>
          </table:table-cell>
          <table:table-cell table:formula="of:=MID([.B102]; 1; FIND(&quot;%&quot;; [.B102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-0.9% of GDP (2014 est.)</text:p>
          </table:table-cell>
          <table:table-cell table:formula="of:=MID([.B103]; 1; FIND(&quot;%&quot;; [.B103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-6.9% of GDP (2014 est.)</text:p>
          </table:table-cell>
          <table:table-cell table:formula="of:=MID([.B104]; 1; FIND(&quot;%&quot;; [.B104])-1)" office:value-type="string" office:string-value="-6.9" calcext:value-type="string">
            <text:p>-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e.html" xlink:type="simple">Jersey</text:a></text:p>
          </table:table-cell>
          <table:table-cell office:value-type="string" calcext:value-type="string">
            <text:p>-0.4% of GDP (2005)</text:p>
          </table:table-cell>
          <table:table-cell table:formula="of:=MID([.B105]; 1; FIND(&quot;%&quot;; [.B105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-4.3% of GDP (2014 est.)</text:p>
          </table:table-cell>
          <table:table-cell table:formula="of:=MID([.B106]; 1; FIND(&quot;%&quot;; [.B106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-1.6% of GDP (2014 est.)</text:p>
          </table:table-cell>
          <table:table-cell table:formula="of:=MID([.B107]; 1; FIND(&quot;%&quot;; [.B107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-5.2% of GDP (2014 est.)</text:p>
          </table:table-cell>
          <table:table-cell table:formula="of:=MID([.B108]; 1; FIND(&quot;%&quot;; [.B108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r.html" xlink:type="simple">Kiribati</text:a></text:p>
          </table:table-cell>
          <table:table-cell office:value-type="string" calcext:value-type="string">
            <text:p>11% of GDP (2013 est.)</text:p>
          </table:table-cell>
          <table:table-cell table:formula="of:=MID([.B109]; 1; FIND(&quot;%&quot;; [.B109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n.html" xlink:type="simple">Korea, North</text:a></text:p>
          </table:table-cell>
          <table:table-cell office:value-type="string" calcext:value-type="string">
            <text:p>-0.4% of GDP (2007 est.)</text:p>
          </table:table-cell>
          <table:table-cell table:formula="of:=MID([.B110]; 1; FIND(&quot;%&quot;; [.B110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0.9% of GDP (2014 est.)</text:p>
          </table:table-cell>
          <table:table-cell table:formula="of:=MID([.B111]; 1; FIND(&quot;%&quot;; [.B111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v.html" xlink:type="simple">Kosovo</text:a></text:p>
          </table:table-cell>
          <table:table-cell office:value-type="string" calcext:value-type="string">
            <text:p>-3.6% of GDP (2014 est.)</text:p>
          </table:table-cell>
          <table:table-cell table:formula="of:=MID([.B112]; 1; FIND(&quot;%&quot;; [.B112])-1)" office:value-type="string" office:string-value="-3.6" calcext:value-type="string">
            <text:p>-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25.4% of GDP (2014 est.)</text:p>
          </table:table-cell>
          <table:table-cell table:formula="of:=MID([.B113]; 1; FIND(&quot;%&quot;; [.B113])-1)" office:value-type="string" office:string-value="25.4" calcext:value-type="string">
            <text:p>2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-2.3% of GDP (2014 est.)</text:p>
          </table:table-cell>
          <table:table-cell table:formula="of:=MID([.B114]; 1; FIND(&quot;%&quot;; [.B114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-4.7% of GDP (2014 est.)</text:p>
          </table:table-cell>
          <table:table-cell table:formula="of:=MID([.B115]; 1; FIND(&quot;%&quot;; [.B115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0% of GDP (2014 est.)</text:p>
          </table:table-cell>
          <table:table-cell table:formula="of:=MID([.B116]; 1; FIND(&quot;%&quot;; [.B11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-9.8% of GDP (2014 est.)</text:p>
          </table:table-cell>
          <table:table-cell table:formula="of:=MID([.B117]; 1; FIND(&quot;%&quot;; [.B117])-1)" office:value-type="string" office:string-value="-9.8" calcext:value-type="string">
            <text:p>-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-1.9% of GDP (2014 est.)</text:p>
          </table:table-cell>
          <table:table-cell table:formula="of:=MID([.B118]; 1; FIND(&quot;%&quot;; [.B118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-4.4% of GDP (2014 est.)</text:p>
          </table:table-cell>
          <table:table-cell table:formula="of:=MID([.B119]; 1; FIND(&quot;%&quot;; [.B119])-1)" office:value-type="string" office:string-value="-4.4" calcext:value-type="string">
            <text:p>-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-14.1% of GDP (2014 est.)</text:p>
          </table:table-cell>
          <table:table-cell table:formula="of:=MID([.B120]; 1; FIND(&quot;%&quot;; [.B120])-1)" office:value-type="string" office:string-value="-14.1" calcext:value-type="string">
            <text:p>-1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s.html" xlink:type="simple">Liechtenstein</text:a></text:p>
          </table:table-cell>
          <table:table-cell office:value-type="string" calcext:value-type="string">
            <text:p>2.1% of GDP (2012 est.)</text:p>
          </table:table-cell>
          <table:table-cell table:formula="of:=MID([.B121]; 1; FIND(&quot;%&quot;; [.B121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-1.9% of GDP (2014 est.)</text:p>
          </table:table-cell>
          <table:table-cell table:formula="of:=MID([.B122]; 1; FIND(&quot;%&quot;; [.B122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0.2% of GDP (2014 est.)</text:p>
          </table:table-cell>
          <table:table-cell table:formula="of:=MID([.B123]; 1; FIND(&quot;%&quot;; [.B123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c.html" xlink:type="simple">Macau</text:a></text:p>
          </table:table-cell>
          <table:table-cell office:value-type="string" calcext:value-type="string">
            <text:p>35.5% of GDP (2014 est.)</text:p>
          </table:table-cell>
          <table:table-cell table:formula="of:=MID([.B124]; 1; FIND(&quot;%&quot;; [.B124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-4% of GDP (2014 est.)</text:p>
          </table:table-cell>
          <table:table-cell table:formula="of:=MID([.B125]; 1; FIND(&quot;%&quot;; [.B125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-3.3% of GDP (2014 est.)</text:p>
          </table:table-cell>
          <table:table-cell table:formula="of:=MID([.B126]; 1; FIND(&quot;%&quot;; [.B126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-7% of GDP (2014 est.)</text:p>
          </table:table-cell>
          <table:table-cell table:formula="of:=MID([.B127]; 1; FIND(&quot;%&quot;; [.B127])-1)" office:value-type="string" office:string-value="-7" calcext:value-type="string">
            <text:p>-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-3.4% of GDP (2014 est.)</text:p>
          </table:table-cell>
          <table:table-cell table:formula="of:=MID([.B128]; 1; FIND(&quot;%&quot;; [.B128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-4.7% of GDP (2013 est.)</text:p>
          </table:table-cell>
          <table:table-cell table:formula="of:=MID([.B129]; 1; FIND(&quot;%&quot;; [.B129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-4.7% of GDP (2014 est.)</text:p>
          </table:table-cell>
          <table:table-cell table:formula="of:=MID([.B130]; 1; FIND(&quot;%&quot;; [.B130])-1)" office:value-type="string" office:string-value="-4.7" calcext:value-type="string">
            <text:p>-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-1.9% of GDP (2015 est.)</text:p>
          </table:table-cell>
          <table:table-cell table:formula="of:=MID([.B131]; 1; FIND(&quot;%&quot;; [.B13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m.html" xlink:type="simple">Marshall Islands</text:a></text:p>
          </table:table-cell>
          <table:table-cell office:value-type="string" calcext:value-type="string">
            <text:p>1.5% of GDP (2013 est.)</text:p>
          </table:table-cell>
          <table:table-cell table:formula="of:=MID([.B132]; 1; FIND(&quot;%&quot;; [.B132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-1.1% of GDP (2014 est.)</text:p>
          </table:table-cell>
          <table:table-cell table:formula="of:=MID([.B133]; 1; FIND(&quot;%&quot;; [.B133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-3.7% of GDP (2014 est.)</text:p>
          </table:table-cell>
          <table:table-cell table:formula="of:=MID([.B134]; 1; FIND(&quot;%&quot;; [.B134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-3.7% of GDP (2014 est.)</text:p>
          </table:table-cell>
          <table:table-cell table:formula="of:=MID([.B135]; 1; FIND(&quot;%&quot;; [.B135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6.3% of GDP (2013 est.)</text:p>
          </table:table-cell>
          <table:table-cell table:formula="of:=MID([.B136]; 1; FIND(&quot;%&quot;; [.B136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-2.9% of GDP (2014 est.)</text:p>
          </table:table-cell>
          <table:table-cell table:formula="of:=MID([.B137]; 1; FIND(&quot;%&quot;; [.B137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-1.1% of GDP (2011 est.)</text:p>
          </table:table-cell>
          <table:table-cell table:formula="of:=MID([.B138]; 1; FIND(&quot;%&quot;; [.B138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-1.8% of GDP (2014 est.)</text:p>
          </table:table-cell>
          <table:table-cell table:formula="of:=MID([.B139]; 1; FIND(&quot;%&quot;; [.B139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-1.5% of GDP (2014 est.)</text:p>
          </table:table-cell>
          <table:table-cell table:formula="of:=MID([.B140]; 1; FIND(&quot;%&quot;; [.B140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-5% of GDP (2014 est.)</text:p>
          </table:table-cell>
          <table:table-cell table:formula="of:=MID([.B141]; 1; FIND(&quot;%&quot;; [.B141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-9.9% of GDP (2014 est.)</text:p>
          </table:table-cell>
          <table:table-cell table:formula="of:=MID([.B142]; 1; FIND(&quot;%&quot;; [.B142])-1)" office:value-type="string" office:string-value="-9.9" calcext:value-type="string">
            <text:p>-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-4.9% of GDP (2014 est.)</text:p>
          </table:table-cell>
          <table:table-cell table:formula="of:=MID([.B143]; 1; FIND(&quot;%&quot;; [.B143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1.3% of GDP (2014 est.)</text:p>
          </table:table-cell>
          <table:table-cell table:formula="of:=MID([.B144]; 1; FIND(&quot;%&quot;; [.B144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-2.7% of GDP (2014 est.)</text:p>
          </table:table-cell>
          <table:table-cell table:formula="of:=MID([.B145]; 1; FIND(&quot;%&quot;; [.B145])-1)" office:value-type="string" office:string-value="-2.7" calcext:value-type="string">
            <text:p>-2.7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nc.html" xlink:type="simple">New Caledonia</text:a></text:p>
          </table:table-cell>
          <table:table-cell office:value-type="string" calcext:value-type="string">
            <text:p>NA% of GDP</text:p>
          </table:table-cell>
          <table:table-cell table:formula="of:=MID([.B146]; 1; FIND(&quot;%&quot;; [.B146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-0.9% of GDP (2014 est.)</text:p>
          </table:table-cell>
          <table:table-cell table:formula="of:=MID([.B147]; 1; FIND(&quot;%&quot;; [.B147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-1.9% of GDP (2014 est.)</text:p>
          </table:table-cell>
          <table:table-cell table:formula="of:=MID([.B148]; 1; FIND(&quot;%&quot;; [.B148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-2% of GDP (2014 est.)</text:p>
          </table:table-cell>
          <table:table-cell table:formula="of:=MID([.B149]; 1; FIND(&quot;%&quot;; [.B149])-1)" office:value-type="string" office:string-value="-2" calcext:value-type="string">
            <text:p>-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-12.6% of GDP (2014 est.)</text:p>
          </table:table-cell>
          <table:table-cell table:formula="of:=MID([.B150]; 1; FIND(&quot;%&quot;; [.B150])-1)" office:value-type="string" office:string-value="-12.6" calcext:value-type="string">
            <text:p>-1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e.html" xlink:type="simple">Niue</text:a></text:p>
          </table:table-cell>
          <table:table-cell office:value-type="string" calcext:value-type="string">
            <text:p>-12.6% of GDP (FY04/05)</text:p>
          </table:table-cell>
          <table:table-cell table:formula="of:=MID([.B151]; 1; FIND(&quot;%&quot;; [.B151])-1)" office:value-type="string" office:string-value="-12.6" calcext:value-type="string">
            <text:p>-1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q.html" xlink:type="simple">Northern Mariana Islands</text:a></text:p>
          </table:table-cell>
          <table:table-cell office:value-type="string" calcext:value-type="string">
            <text:p>-0.5% of GDP (2013 est.)</text:p>
          </table:table-cell>
          <table:table-cell table:formula="of:=MID([.B152]; 1; FIND(&quot;%&quot;; [.B152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12.5% of GDP (2014 est.)</text:p>
          </table:table-cell>
          <table:table-cell table:formula="of:=MID([.B153]; 1; FIND(&quot;%&quot;; [.B153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3% of GDP (2014 est.)</text:p>
          </table:table-cell>
          <table:table-cell table:formula="of:=MID([.B154]; 1; FIND(&quot;%&quot;; [.B15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-5.9% of GDP (FY2014 est.)</text:p>
          </table:table-cell>
          <table:table-cell table:formula="of:=MID([.B155]; 1; FIND(&quot;%&quot;; [.B155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s.html" xlink:type="simple">Palau</text:a></text:p>
          </table:table-cell>
          <table:table-cell office:value-type="string" calcext:value-type="string">
            <text:p>4% of GDP (2012 est.)</text:p>
          </table:table-cell>
          <table:table-cell table:formula="of:=MID([.B156]; 1; FIND(&quot;%&quot;; [.B156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-4.1% of GDP (2014 est.)</text:p>
          </table:table-cell>
          <table:table-cell table:formula="of:=MID([.B157]; 1; FIND(&quot;%&quot;; [.B157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-7% of GDP (2014 est.)</text:p>
          </table:table-cell>
          <table:table-cell table:formula="of:=MID([.B158]; 1; FIND(&quot;%&quot;; [.B158])-1)" office:value-type="string" office:string-value="-7" calcext:value-type="string">
            <text:p>-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-1.4% of GDP (2014 est.)</text:p>
          </table:table-cell>
          <table:table-cell table:formula="of:=MID([.B159]; 1; FIND(&quot;%&quot;; [.B159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-0.1% of GDP (2014 est.)</text:p>
          </table:table-cell>
          <table:table-cell table:formula="of:=MID([.B160]; 1; FIND(&quot;%&quot;; [.B160])-1)" office:value-type="string" office:string-value="-0.1" calcext:value-type="string">
            <text:p>-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-0.6% of GDP (2014 est.)</text:p>
          </table:table-cell>
          <table:table-cell table:formula="of:=MID([.B161]; 1; FIND(&quot;%&quot;; [.B161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-1.5% of GDP (2014 est.)</text:p>
          </table:table-cell>
          <table:table-cell table:formula="of:=MID([.B162]; 1; FIND(&quot;%&quot;; [.B162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-4.8% of GDP (2014 est.)</text:p>
          </table:table-cell>
          <table:table-cell table:formula="of:=MID([.B163]; 1; FIND(&quot;%&quot;; [.B163])-1)" office:value-type="string" office:string-value="-4.8" calcext:value-type="string">
            <text:p>-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q.html" xlink:type="simple">Puerto Rico</text:a></text:p>
          </table:table-cell>
          <table:table-cell office:value-type="string" calcext:value-type="string">
            <text:p>-0.2% of GDP (2014 est.)</text:p>
          </table:table-cell>
          <table:table-cell table:formula="of:=MID([.B164]; 1; FIND(&quot;%&quot;; [.B164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11.2% of GDP (2014 est.)</text:p>
          </table:table-cell>
          <table:table-cell table:formula="of:=MID([.B165]; 1; FIND(&quot;%&quot;; [.B165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-1.9% of GDP (2014 est.)</text:p>
          </table:table-cell>
          <table:table-cell table:formula="of:=MID([.B166]; 1; FIND(&quot;%&quot;; [.B166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0.4% of GDP (2014 est.)</text:p>
          </table:table-cell>
          <table:table-cell table:formula="of:=MID([.B167]; 1; FIND(&quot;%&quot;; [.B167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-3.7% of GDP (2014 est.)</text:p>
          </table:table-cell>
          <table:table-cell table:formula="of:=MID([.B168]; 1; FIND(&quot;%&quot;; [.B168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4.6% of GDP (2014 est.)</text:p>
          </table:table-cell>
          <table:table-cell table:formula="of:=MID([.B169]; 1; FIND(&quot;%&quot;; [.B169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-2.8% of GDP (2011 est.)</text:p>
          </table:table-cell>
          <table:table-cell table:formula="of:=MID([.B170]; 1; FIND(&quot;%&quot;; [.B170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b.html" xlink:type="simple">Saint Pierre and Miquelon</text:a></text:p>
          </table:table-cell>
          <table:table-cell office:value-type="string" calcext:value-type="string">
            <text:p>4.6% of GDP (1996)</text:p>
          </table:table-cell>
          <table:table-cell table:formula="of:=MID([.B171]; 1; FIND(&quot;%&quot;; [.B17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0% of GDP (2014 est.)</text:p>
          </table:table-cell>
          <table:table-cell table:formula="of:=MID([.B172]; 1; FIND(&quot;%&quot;; [.B17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-5.2% of GDP (2014 est.)</text:p>
          </table:table-cell>
          <table:table-cell table:formula="of:=MID([.B173]; 1; FIND(&quot;%&quot;; [.B173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-2.9% of GDP (2011 est.)</text:p>
          </table:table-cell>
          <table:table-cell table:formula="of:=MID([.B174]; 1; FIND(&quot;%&quot;; [.B174])-1)" office:value-type="string" office:string-value="-2.9" calcext:value-type="string">
            <text:p>-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-10.2% of GDP (2014 est.)</text:p>
          </table:table-cell>
          <table:table-cell table:formula="of:=MID([.B175]; 1; FIND(&quot;%&quot;; [.B175])-1)" office:value-type="string" office:string-value="-10.2" calcext:value-type="string">
            <text:p>-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-1.9% of GDP (2014 est.)</text:p>
          </table:table-cell>
          <table:table-cell table:formula="of:=MID([.B176]; 1; FIND(&quot;%&quot;; [.B176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-5.2% of GDP (2014 est.)</text:p>
          </table:table-cell>
          <table:table-cell table:formula="of:=MID([.B177]; 1; FIND(&quot;%&quot;; [.B177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-6.9% of GDP (2014 est.)</text:p>
          </table:table-cell>
          <table:table-cell table:formula="of:=MID([.B178]; 1; FIND(&quot;%&quot;; [.B178])-1)" office:value-type="string" office:string-value="-6.9" calcext:value-type="string">
            <text:p>-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1.6% of GDP (2014 est.)</text:p>
          </table:table-cell>
          <table:table-cell table:formula="of:=MID([.B179]; 1; FIND(&quot;%&quot;; [.B179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-3.3% of GDP (2014 est.)</text:p>
          </table:table-cell>
          <table:table-cell table:formula="of:=MID([.B180]; 1; FIND(&quot;%&quot;; [.B180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-0.9% of GDP (2015 est.)</text:p>
          </table:table-cell>
          <table:table-cell table:formula="of:=MID([.B181]; 1; FIND(&quot;%&quot;; [.B181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-2.9% of GDP (2014 est.)</text:p>
          </table:table-cell>
          <table:table-cell table:formula="of:=MID([.B182]; 1; FIND(&quot;%&quot;; [.B182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-4% of GDP (2014 est.)</text:p>
          </table:table-cell>
          <table:table-cell table:formula="of:=MID([.B183]; 1; FIND(&quot;%&quot;; [.B183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0% of GDP (2014 est.)</text:p>
          </table:table-cell>
          <table:table-cell table:formula="of:=MID([.B184]; 1; FIND(&quot;%&quot;; [.B18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-4.4% of GDP (2014 est.)</text:p>
          </table:table-cell>
          <table:table-cell table:formula="of:=MID([.B185]; 1; FIND(&quot;%&quot;; [.B185])-1)" office:value-type="string" office:string-value="-4.4" calcext:value-type="string">
            <text:p>-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-15.3% of GDP (FY 2013 est.)</text:p>
          </table:table-cell>
          <table:table-cell table:formula="of:=MID([.B186]; 1; FIND(&quot;%&quot;; [.B186])-1)" office:value-type="string" office:string-value="-15.3" calcext:value-type="string">
            <text:p>-1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-5.6% of GDP (2014 est.)</text:p>
          </table:table-cell>
          <table:table-cell table:formula="of:=MID([.B187]; 1; FIND(&quot;%&quot;; [.B187])-1)" office:value-type="string" office:string-value="-5.6" calcext:value-type="string">
            <text:p>-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-5.8% of GDP (2014 est.)</text:p>
          </table:table-cell>
          <table:table-cell table:formula="of:=MID([.B188]; 1; FIND(&quot;%&quot;; [.B188])-1)" office:value-type="string" office:string-value="-5.8" calcext:value-type="string">
            <text:p>-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-2.6% of GDP (2014 est.)</text:p>
          </table:table-cell>
          <table:table-cell table:formula="of:=MID([.B189]; 1; FIND(&quot;%&quot;; [.B189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-4.3% of GDP (2014 est.)</text:p>
          </table:table-cell>
          <table:table-cell table:formula="of:=MID([.B190]; 1; FIND(&quot;%&quot;; [.B190])-1)" office:value-type="string" office:string-value="-4.3" calcext:value-type="string">
            <text:p>-4.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sv.html" xlink:type="simple">Svalbard</text:a></text:p>
          </table:table-cell>
          <table:table-cell office:value-type="string" calcext:value-type="string">
            <text:p>NA% of GDP</text:p>
          </table:table-cell>
          <table:table-cell table:formula="of:=MID([.B191]; 1; FIND(&quot;%&quot;; [.B19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-1.5% of GDP (2014 est.)</text:p>
          </table:table-cell>
          <table:table-cell table:formula="of:=MID([.B192]; 1; FIND(&quot;%&quot;; [.B192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-2.2% of GDP (2014 est.)</text:p>
          </table:table-cell>
          <table:table-cell table:formula="of:=MID([.B193]; 1; FIND(&quot;%&quot;; [.B193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0.3% of GDP (2014 est.)</text:p>
          </table:table-cell>
          <table:table-cell table:formula="of:=MID([.B194]; 1; FIND(&quot;%&quot;; [.B194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-5.8% of GDP (2014 est.)</text:p>
          </table:table-cell>
          <table:table-cell table:formula="of:=MID([.B195]; 1; FIND(&quot;%&quot;; [.B195])-1)" office:value-type="string" office:string-value="-5.8" calcext:value-type="string">
            <text:p>-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w.html" xlink:type="simple">Taiwan</text:a></text:p>
          </table:table-cell>
          <table:table-cell office:value-type="string" calcext:value-type="string">
            <text:p>-1.2% of GDP (2014 est.)</text:p>
          </table:table-cell>
          <table:table-cell table:formula="of:=MID([.B196]; 1; FIND(&quot;%&quot;; [.B196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-0.4% of GDP (2014 est.)</text:p>
          </table:table-cell>
          <table:table-cell table:formula="of:=MID([.B197]; 1; FIND(&quot;%&quot;; [.B197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-6% of GDP (2014 est.)</text:p>
          </table:table-cell>
          <table:table-cell table:formula="of:=MID([.B198]; 1; FIND(&quot;%&quot;; [.B198])-1)" office:value-type="string" office:string-value="-6" calcext:value-type="string">
            <text:p>-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-2.2% of GDP (2014 est.)</text:p>
          </table:table-cell>
          <table:table-cell table:formula="of:=MID([.B199]; 1; FIND(&quot;%&quot;; [.B199])-1)" office:value-type="string" office:string-value="-2.2" calcext:value-type="string">
            <text:p>-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-31% of GDP (2014 est.)</text:p>
          </table:table-cell>
          <table:table-cell table:formula="of:=MID([.B200]; 1; FIND(&quot;%&quot;; [.B200])-1)" office:value-type="string" office:string-value="-31" calcext:value-type="string">
            <text:p>-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-4.9% of GDP (2014 est.)</text:p>
          </table:table-cell>
          <table:table-cell table:formula="of:=MID([.B201]; 1; FIND(&quot;%&quot;; [.B201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n.html" xlink:type="simple">Tonga</text:a></text:p>
          </table:table-cell>
          <table:table-cell office:value-type="string" calcext:value-type="string">
            <text:p>-0.5% of GDP (FY13/14 est.)</text:p>
          </table:table-cell>
          <table:table-cell table:formula="of:=MID([.B202]; 1; FIND(&quot;%&quot;; [.B202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-2.6% of GDP (2014 est.)</text:p>
          </table:table-cell>
          <table:table-cell table:formula="of:=MID([.B203]; 1; FIND(&quot;%&quot;; [.B203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-6.4% of GDP (2014 est.)</text:p>
          </table:table-cell>
          <table:table-cell table:formula="of:=MID([.B204]; 1; FIND(&quot;%&quot;; [.B204])-1)" office:value-type="string" office:string-value="-6.4" calcext:value-type="string">
            <text:p>-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-2.4% of GDP (2014 est.)</text:p>
          </table:table-cell>
          <table:table-cell table:formula="of:=MID([.B205]; 1; FIND(&quot;%&quot;; [.B205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0.8% of GDP (2014 est.)</text:p>
          </table:table-cell>
          <table:table-cell table:formula="of:=MID([.B206]; 1; FIND(&quot;%&quot;; [.B206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26.2% of GDP (2013 est.)</text:p>
          </table:table-cell>
          <table:table-cell table:formula="of:=MID([.B207]; 1; FIND(&quot;%&quot;; [.B207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-3.8% of GDP (2014 est.)</text:p>
          </table:table-cell>
          <table:table-cell table:formula="of:=MID([.B208]; 1; FIND(&quot;%&quot;; [.B208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-5% of GDP (2014 est.)</text:p>
          </table:table-cell>
          <table:table-cell table:formula="of:=MID([.B209]; 1; FIND(&quot;%&quot;; [.B209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5.9% of GDP (2014 est.)</text:p>
          </table:table-cell>
          <table:table-cell table:formula="of:=MID([.B210]; 1; FIND(&quot;%&quot;; [.B210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-6% of GDP (2014 est.)</text:p>
          </table:table-cell>
          <table:table-cell table:formula="of:=MID([.B211]; 1; FIND(&quot;%&quot;; [.B211])-1)" office:value-type="string" office:string-value="-6" calcext:value-type="string">
            <text:p>-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-2.8% of GDP (2014 est.)</text:p>
          </table:table-cell>
          <table:table-cell table:formula="of:=MID([.B212]; 1; FIND(&quot;%&quot;; [.B212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-3.4% of GDP (2014 est.)</text:p>
          </table:table-cell>
          <table:table-cell table:formula="of:=MID([.B213]; 1; FIND(&quot;%&quot;; [.B213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-1% of GDP (2014 est.)</text:p>
          </table:table-cell>
          <table:table-cell table:formula="of:=MID([.B214]; 1; FIND(&quot;%&quot;; [.B214])-1)" office:value-type="string" office:string-value="-1" calcext:value-type="string">
            <text:p>-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-1.9% of GDP (2014 est.)</text:p>
          </table:table-cell>
          <table:table-cell table:formula="of:=MID([.B215]; 1; FIND(&quot;%&quot;; [.B215])-1)" office:value-type="string" office:string-value="-1.9" calcext:value-type="string">
            <text:p>-1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-29.4% of GDP (2014 est.)</text:p>
          </table:table-cell>
          <table:table-cell table:formula="of:=MID([.B216]; 1; FIND(&quot;%&quot;; [.B216])-1)" office:value-type="string" office:string-value="-29.4" calcext:value-type="string">
            <text:p>-2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-4.6% of GDP (2014 est.)</text:p>
          </table:table-cell>
          <table:table-cell table:formula="of:=MID([.B217]; 1; FIND(&quot;%&quot;; [.B217])-1)" office:value-type="string" office:string-value="-4.6" calcext:value-type="string">
            <text:p>-4.6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vq.html" xlink:type="simple">Virgin Islands</text:a></text:p>
          </table:table-cell>
          <table:table-cell office:value-type="string" calcext:value-type="string">
            <text:p>NA%</text:p>
          </table:table-cell>
          <table:table-cell table:formula="of:=MID([.B218]; 1; FIND(&quot;%&quot;; [.B218])-1)" office:value-type="string" office:string-value="NA" calcext:value-type="string">
            <text:p>NA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wf.html" xlink:type="simple">Wallis and Futuna</text:a></text:p>
          </table:table-cell>
          <table:table-cell office:value-type="string" calcext:value-type="string">
            <text:p>NA%</text:p>
          </table:table-cell>
          <table:table-cell table:formula="of:=MID([.B219]; 1; FIND(&quot;%&quot;; [.B219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e.html" xlink:type="simple">West Bank</text:a></text:p>
          </table:table-cell>
          <table:table-cell office:value-type="string" calcext:value-type="string">
            <text:p>-23.1% of GDP (2014 est.)</text:p>
          </table:table-cell>
          <table:table-cell table:formula="of:=MID([.B220]; 1; FIND(&quot;%&quot;; [.B220])-1)" office:value-type="string" office:string-value="-23.1" calcext:value-type="string">
            <text:p>-23.1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wi.html" xlink:type="simple">Western Sahara</text:a></text:p>
          </table:table-cell>
          <table:table-cell office:value-type="string" calcext:value-type="string">
            <text:p>NA%</text:p>
          </table:table-cell>
          <table:table-cell table:formula="of:=MID([.B221]; 1; FIND(&quot;%&quot;; [.B22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xx.html" xlink:type="simple">World</text:a></text:p>
          </table:table-cell>
          <table:table-cell office:value-type="string" calcext:value-type="string">
            <text:p>-2.5% of GDP (2014 est.)</text:p>
          </table:table-cell>
          <table:table-cell table:formula="of:=MID([.B222]; 1; FIND(&quot;%&quot;; [.B222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-9% of GDP (2014 est.)</text:p>
          </table:table-cell>
          <table:table-cell table:formula="of:=MID([.B223]; 1; FIND(&quot;%&quot;; [.B223])-1)" office:value-type="string" office:string-value="-9" calcext:value-type="string">
            <text:p>-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-5.9% of GDP (2014 est.)</text:p>
          </table:table-cell>
          <table:table-cell table:formula="of:=MID([.B224]; 1; FIND(&quot;%&quot;; [.B224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-6.4% of GDP (2014)</text:p>
          </table:table-cell>
          <table:table-cell table:formula="of:=MID([.B225]; 1; FIND(&quot;%&quot;; [.B225])-1)" office:value-type="string" office:string-value="-6.4" calcext:value-type="string">
            <text:p>-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18:21.615000000</meta:creation-date>
    <dc:date>2023-07-17T15:20:30.193000000</dc:date>
    <meta:editing-duration>PT2M8S</meta:editing-duration>
    <meta:editing-cycles>1</meta:editing-cycles>
    <meta:document-statistic meta:table-count="1" meta:cell-count="674" meta:object-count="0"/>
    <meta:generator>LibreOffice/6.2.4.2$Windows_X86_64 LibreOffice_project/2412653d852ce75f65fbfa83fb7e7b669a126d64</meta:generator>
  </office:meta>
</office:document-meta>
</file>